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Utils.createPayload( DataBuffer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Utils.createPayload( DataBuffer data , DataBuffer meta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Utils.retainDataAndReleasePayload( Payload payload , DataBufferFactory buffer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yloadUtils.asByteBuffer( DataBuffer 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Utils.asByteBuf( Data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